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loext:graphic-properties draw:fill-color="#182f7c"/>
    </style:style>
    <style:style style:name="P3" style:family="paragraph">
      <loext:graphic-properties draw:fill-color="#182f7c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-color="#182f7c"/>
      <style:paragraph-properties fo:text-align="center"/>
      <style:text-properties fo:font-size="12pt"/>
    </style:style>
    <style:style style:name="P6" style:family="paragraph">
      <loext:graphic-properties draw:fill-color="#182f7c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gr1" style:family="graphic">
      <style:graphic-properties draw:fill-color="#182f7c" draw:textarea-horizontal-align="justify" draw:textarea-vertical-align="middle" draw:auto-grow-height="false" fo:min-height="0.78cm" fo:min-width="2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182f7c" draw:textarea-horizontal-align="justify" draw:textarea-vertical-align="middle" draw:auto-grow-height="false" fo:min-height="1.685cm" fo:min-width="1.7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27cm" fo:min-width="1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729fcf" draw:textarea-horizontal-align="justify" draw:textarea-vertical-align="middle" draw:auto-grow-height="false" fo:min-height="0.609cm" fo:min-width="2.1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182f7c" draw:textarea-horizontal-align="justify" draw:textarea-vertical-align="middle" draw:auto-grow-height="false" fo:min-height="0.062cm" fo:min-width="0.7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182f7c" draw:textarea-horizontal-align="justify" draw:textarea-vertical-align="middle" draw:auto-grow-height="false" fo:min-height="0.065cm" fo:min-width="0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182f7c" draw:textarea-horizontal-align="justify" draw:textarea-vertical-align="middle" draw:auto-grow-height="false" fo:min-height="0.06cm" fo:min-width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499cm" svg:stroke-color="#000000" draw:marker-start-width="1.849cm" draw:marker-end-width="1.849cm" draw:textarea-horizontal-align="justify" draw:textarea-vertical-align="middle" draw:auto-grow-height="false" fo:min-height="3.664cm" fo:min-width="5.046cm" fo:padding-top="0.249cm" fo:padding-bottom="0.249cm" fo:padding-left="0.249cm" fo:padding-right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499cm" svg:stroke-color="#182f7c" draw:marker-start-width="1.849cm" draw:marker-end-width="1.849cm" draw:textarea-horizontal-align="justify" draw:textarea-vertical-align="middle" draw:auto-grow-height="false" fo:min-height="0.968cm" fo:min-width="3.858cm" fo:padding-top="0.249cm" fo:padding-bottom="0.249cm" fo:padding-left="0.249cm" fo:padding-right="0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6.1. Dibuja con la herramienta de dibujo o diseño que quieras un mapa físico de la red de aula.</text:p>
      <text:p text:style-name="Standard"/>
      <text:p text:style-name="Standard"><draw:custom-shape text:anchor-type="paragraph" draw:z-index="1" draw:name="Forma1" draw:style-name="gr2" draw:text-style-name="P3" svg:width="1.773cm" svg:height="1.685cm" svg:x="0.452cm" svg:y="0.547cm"><text:p/><draw:enhanced-geometry svg:viewBox="0 0 21600 21600" draw:type="rectangle" draw:enhanced-path="M 0 0 L 21600 0 21600 21600 0 21600 0 0 Z N"/></draw:custom-shape><draw:custom-shape text:anchor-type="paragraph" draw:z-index="2" draw:name="Forma2" draw:style-name="gr3" svg:width="1.218cm" svg:height="1.271cm" svg:x="0.743cm" svg:y="0.785cm"><text:p/><draw:enhanced-geometry svg:viewBox="0 0 21600 21600" draw:type="rectangle" draw:enhanced-path="M 0 0 L 21600 0 21600 21600 0 21600 0 0 Z N"/></draw:custom-shape><draw:custom-shape text:anchor-type="paragraph" draw:z-index="3" draw:name="Forma1" draw:style-name="gr4" draw:text-style-name="P4" svg:width="2.144cm" svg:height="0.609cm" svg:x="0.24cm" svg:y="2.32cm"><text:p/><draw:enhanced-geometry svg:viewBox="0 0 21600 21600" draw:type="rectangle" draw:enhanced-path="M 0 0 L 21600 0 21600 21600 0 21600 0 0 Z N"/></draw:custom-shape><draw:custom-shape text:anchor-type="paragraph" draw:z-index="4" draw:name="Forma1" draw:style-name="gr5" draw:text-style-name="P5" svg:width="0.717cm" svg:height="0.063cm" svg:x="1.487cm" svg:y="2.551cm"><text:p/><draw:enhanced-geometry svg:viewBox="0 0 21600 21600" draw:type="rectangle" draw:enhanced-path="M 0 0 L 21600 0 21600 21600 0 21600 0 0 Z N"/></draw:custom-shape><draw:custom-shape text:anchor-type="paragraph" draw:z-index="5" draw:name="Forma3" draw:style-name="gr6" draw:text-style-name="P6" svg:width="0.72cm" svg:height="0.066cm" svg:x="1.492cm" svg:y="2.431cm"><text:p/><draw:enhanced-geometry svg:viewBox="0 0 21600 21600" draw:type="rectangle" draw:enhanced-path="M 0 0 L 21600 0 21600 21600 0 21600 0 0 Z N"/></draw:custom-shape><draw:custom-shape text:anchor-type="paragraph" draw:z-index="6" draw:name="Forma1" draw:style-name="gr7" draw:text-style-name="P3" svg:width="0.715cm" svg:height="0.061cm" svg:x="1.485cm" svg:y="2.695cm"><text:p/><draw:enhanced-geometry svg:viewBox="0 0 21600 21600" draw:type="rectangle" draw:enhanced-path="M 0 0 L 21600 0 21600 21600 0 21600 0 0 Z N"/></draw:custom-shape><draw:custom-shape text:anchor-type="paragraph" draw:z-index="0" draw:name="Forma3" draw:style-name="gr1" draw:text-style-name="P2" svg:width="2.403cm" svg:height="0.78cm" svg:x="0.123cm" svg:y="2.231cm"><text:p/><draw:enhanced-geometry svg:viewBox="0 0 21600 21600" draw:type="rectangle" draw:enhanced-path="M 0 0 L 21600 0 21600 21600 0 21600 0 0 Z N"/></draw:custom-shape><draw:custom-shape text:anchor-type="paragraph" draw:z-index="7" draw:name="Forma3" draw:style-name="gr1" draw:text-style-name="P2" svg:width="2.403cm" svg:height="0.78cm" svg:x="0.083cm" svg:y="6.017cm"><text:p/><draw:enhanced-geometry svg:viewBox="0 0 21600 21600" draw:type="rectangle" draw:enhanced-path="M 0 0 L 21600 0 21600 21600 0 21600 0 0 Z N"/></draw:custom-shape><draw:custom-shape text:anchor-type="paragraph" draw:z-index="8" draw:name="Forma1" draw:style-name="gr2" draw:text-style-name="P3" svg:width="1.773cm" svg:height="1.685cm" svg:x="0.411cm" svg:y="4.332cm"><text:p/><draw:enhanced-geometry svg:viewBox="0 0 21600 21600" draw:type="rectangle" draw:enhanced-path="M 0 0 L 21600 0 21600 21600 0 21600 0 0 Z N"/></draw:custom-shape><draw:custom-shape text:anchor-type="paragraph" draw:z-index="9" draw:name="Forma2" draw:style-name="gr3" svg:width="1.218cm" svg:height="1.271cm" svg:x="0.702cm" svg:y="4.57cm"><text:p/><draw:enhanced-geometry svg:viewBox="0 0 21600 21600" draw:type="rectangle" draw:enhanced-path="M 0 0 L 21600 0 21600 21600 0 21600 0 0 Z N"/></draw:custom-shape><draw:custom-shape text:anchor-type="paragraph" draw:z-index="10" draw:name="Forma1" draw:style-name="gr4" draw:text-style-name="P4" svg:width="2.144cm" svg:height="0.609cm" svg:x="0.199cm" svg:y="6.105cm"><text:p/><draw:enhanced-geometry svg:viewBox="0 0 21600 21600" draw:type="rectangle" draw:enhanced-path="M 0 0 L 21600 0 21600 21600 0 21600 0 0 Z N"/></draw:custom-shape><draw:custom-shape text:anchor-type="paragraph" draw:z-index="11" draw:name="Forma1" draw:style-name="gr5" draw:text-style-name="P5" svg:width="0.717cm" svg:height="0.063cm" svg:x="1.446cm" svg:y="6.336cm"><text:p/><draw:enhanced-geometry svg:viewBox="0 0 21600 21600" draw:type="rectangle" draw:enhanced-path="M 0 0 L 21600 0 21600 21600 0 21600 0 0 Z N"/></draw:custom-shape><draw:custom-shape text:anchor-type="paragraph" draw:z-index="12" draw:name="Forma3" draw:style-name="gr6" draw:text-style-name="P6" svg:width="0.72cm" svg:height="0.066cm" svg:x="1.452cm" svg:y="6.216cm"><text:p/><draw:enhanced-geometry svg:viewBox="0 0 21600 21600" draw:type="rectangle" draw:enhanced-path="M 0 0 L 21600 0 21600 21600 0 21600 0 0 Z N"/></draw:custom-shape><draw:custom-shape text:anchor-type="paragraph" draw:z-index="13" draw:name="Forma1" draw:style-name="gr7" draw:text-style-name="P3" svg:width="0.715cm" svg:height="0.061cm" svg:x="1.445cm" svg:y="6.481cm"><text:p/><draw:enhanced-geometry svg:viewBox="0 0 21600 21600" draw:type="rectangle" draw:enhanced-path="M 0 0 L 21600 0 21600 21600 0 21600 0 0 Z N"/></draw:custom-shape><draw:custom-shape text:anchor-type="paragraph" draw:z-index="14" draw:name="Forma3" draw:style-name="gr1" draw:text-style-name="P2" svg:width="2.403cm" svg:height="0.78cm" svg:x="-0.039cm" svg:y="10.005cm"><text:p/><draw:enhanced-geometry svg:viewBox="0 0 21600 21600" draw:type="rectangle" draw:enhanced-path="M 0 0 L 21600 0 21600 21600 0 21600 0 0 Z N"/></draw:custom-shape><draw:custom-shape text:anchor-type="paragraph" draw:z-index="15" draw:name="Forma1" draw:style-name="gr2" draw:text-style-name="P3" svg:width="1.773cm" svg:height="1.685cm" svg:x="0.289cm" svg:y="8.32cm"><text:p/><draw:enhanced-geometry svg:viewBox="0 0 21600 21600" draw:type="rectangle" draw:enhanced-path="M 0 0 L 21600 0 21600 21600 0 21600 0 0 Z N"/></draw:custom-shape><draw:custom-shape text:anchor-type="paragraph" draw:z-index="16" draw:name="Forma2" draw:style-name="gr3" svg:width="1.218cm" svg:height="1.271cm" svg:x="0.58cm" svg:y="8.558cm"><text:p/><draw:enhanced-geometry svg:viewBox="0 0 21600 21600" draw:type="rectangle" draw:enhanced-path="M 0 0 L 21600 0 21600 21600 0 21600 0 0 Z N"/></draw:custom-shape><draw:custom-shape text:anchor-type="paragraph" draw:z-index="17" draw:name="Forma1" draw:style-name="gr4" draw:text-style-name="P4" svg:width="2.144cm" svg:height="0.609cm" svg:x="0.078cm" svg:y="10.093cm"><text:p/><draw:enhanced-geometry svg:viewBox="0 0 21600 21600" draw:type="rectangle" draw:enhanced-path="M 0 0 L 21600 0 21600 21600 0 21600 0 0 Z N"/></draw:custom-shape><draw:custom-shape text:anchor-type="paragraph" draw:z-index="18" draw:name="Forma1" draw:style-name="gr5" draw:text-style-name="P5" svg:width="0.717cm" svg:height="0.063cm" svg:x="1.325cm" svg:y="10.324cm"><text:p/><draw:enhanced-geometry svg:viewBox="0 0 21600 21600" draw:type="rectangle" draw:enhanced-path="M 0 0 L 21600 0 21600 21600 0 21600 0 0 Z N"/></draw:custom-shape><draw:custom-shape text:anchor-type="paragraph" draw:z-index="19" draw:name="Forma3" draw:style-name="gr6" draw:text-style-name="P6" svg:width="0.72cm" svg:height="0.066cm" svg:x="1.33cm" svg:y="10.204cm"><text:p/><draw:enhanced-geometry svg:viewBox="0 0 21600 21600" draw:type="rectangle" draw:enhanced-path="M 0 0 L 21600 0 21600 21600 0 21600 0 0 Z N"/></draw:custom-shape><draw:custom-shape text:anchor-type="paragraph" draw:z-index="20" draw:name="Forma1" draw:style-name="gr7" draw:text-style-name="P3" svg:width="0.715cm" svg:height="0.061cm" svg:x="1.323cm" svg:y="10.469cm"><text:p/><draw:enhanced-geometry svg:viewBox="0 0 21600 21600" draw:type="rectangle" draw:enhanced-path="M 0 0 L 21600 0 21600 21600 0 21600 0 0 Z N"/></draw:custom-shape><draw:custom-shape text:anchor-type="paragraph" draw:z-index="21" draw:name="Forma3" draw:style-name="gr1" draw:text-style-name="P2" svg:width="2.403cm" svg:height="0.78cm" svg:x="-0.127cm" svg:y="13.628cm"><text:p/><draw:enhanced-geometry svg:viewBox="0 0 21600 21600" draw:type="rectangle" draw:enhanced-path="M 0 0 L 21600 0 21600 21600 0 21600 0 0 Z N"/></draw:custom-shape><draw:custom-shape text:anchor-type="paragraph" draw:z-index="22" draw:name="Forma1" draw:style-name="gr2" draw:text-style-name="P3" svg:width="1.773cm" svg:height="1.685cm" svg:x="0.201cm" svg:y="11.943cm"><text:p/><draw:enhanced-geometry svg:viewBox="0 0 21600 21600" draw:type="rectangle" draw:enhanced-path="M 0 0 L 21600 0 21600 21600 0 21600 0 0 Z N"/></draw:custom-shape><draw:custom-shape text:anchor-type="paragraph" draw:z-index="23" draw:name="Forma2" draw:style-name="gr3" svg:width="1.218cm" svg:height="1.271cm" svg:x="0.492cm" svg:y="12.181cm"><text:p/><draw:enhanced-geometry svg:viewBox="0 0 21600 21600" draw:type="rectangle" draw:enhanced-path="M 0 0 L 21600 0 21600 21600 0 21600 0 0 Z N"/></draw:custom-shape><draw:custom-shape text:anchor-type="paragraph" draw:z-index="24" draw:name="Forma1" draw:style-name="gr4" draw:text-style-name="P4" svg:width="2.144cm" svg:height="0.609cm" svg:x="-0.011cm" svg:y="13.716cm"><text:p/><draw:enhanced-geometry svg:viewBox="0 0 21600 21600" draw:type="rectangle" draw:enhanced-path="M 0 0 L 21600 0 21600 21600 0 21600 0 0 Z N"/></draw:custom-shape><draw:custom-shape text:anchor-type="paragraph" draw:z-index="25" draw:name="Forma1" draw:style-name="gr5" draw:text-style-name="P5" svg:width="0.717cm" svg:height="0.063cm" svg:x="1.236cm" svg:y="13.947cm"><text:p/><draw:enhanced-geometry svg:viewBox="0 0 21600 21600" draw:type="rectangle" draw:enhanced-path="M 0 0 L 21600 0 21600 21600 0 21600 0 0 Z N"/></draw:custom-shape><draw:custom-shape text:anchor-type="paragraph" draw:z-index="26" draw:name="Forma3" draw:style-name="gr6" draw:text-style-name="P6" svg:width="0.72cm" svg:height="0.066cm" svg:x="1.242cm" svg:y="13.827cm"><text:p/><draw:enhanced-geometry svg:viewBox="0 0 21600 21600" draw:type="rectangle" draw:enhanced-path="M 0 0 L 21600 0 21600 21600 0 21600 0 0 Z N"/></draw:custom-shape><draw:custom-shape text:anchor-type="paragraph" draw:z-index="27" draw:name="Forma1" draw:style-name="gr7" draw:text-style-name="P3" svg:width="0.715cm" svg:height="0.061cm" svg:x="1.235cm" svg:y="14.092cm"><text:p/><draw:enhanced-geometry svg:viewBox="0 0 21600 21600" draw:type="rectangle" draw:enhanced-path="M 0 0 L 21600 0 21600 21600 0 21600 0 0 Z N"/></draw:custom-shape><draw:custom-shape text:anchor-type="paragraph" draw:z-index="28" draw:name="Forma3" draw:style-name="gr1" draw:text-style-name="P2" svg:width="2.403cm" svg:height="0.78cm" svg:x="-0.168cm" svg:y="17.413cm"><text:p/><draw:enhanced-geometry svg:viewBox="0 0 21600 21600" draw:type="rectangle" draw:enhanced-path="M 0 0 L 21600 0 21600 21600 0 21600 0 0 Z N"/></draw:custom-shape><draw:custom-shape text:anchor-type="paragraph" draw:z-index="29" draw:name="Forma1" draw:style-name="gr2" draw:text-style-name="P3" svg:width="1.773cm" svg:height="1.685cm" svg:x="0.161cm" svg:y="15.729cm"><text:p/><draw:enhanced-geometry svg:viewBox="0 0 21600 21600" draw:type="rectangle" draw:enhanced-path="M 0 0 L 21600 0 21600 21600 0 21600 0 0 Z N"/></draw:custom-shape><draw:custom-shape text:anchor-type="paragraph" draw:z-index="30" draw:name="Forma2" draw:style-name="gr3" svg:width="1.218cm" svg:height="1.271cm" svg:x="0.452cm" svg:y="15.967cm"><text:p/><draw:enhanced-geometry svg:viewBox="0 0 21600 21600" draw:type="rectangle" draw:enhanced-path="M 0 0 L 21600 0 21600 21600 0 21600 0 0 Z N"/></draw:custom-shape><draw:custom-shape text:anchor-type="paragraph" draw:z-index="31" draw:name="Forma1" draw:style-name="gr4" draw:text-style-name="P4" svg:width="2.144cm" svg:height="0.609cm" svg:x="-0.051cm" svg:y="17.501cm"><text:p/><draw:enhanced-geometry svg:viewBox="0 0 21600 21600" draw:type="rectangle" draw:enhanced-path="M 0 0 L 21600 0 21600 21600 0 21600 0 0 Z N"/></draw:custom-shape><draw:custom-shape text:anchor-type="paragraph" draw:z-index="32" draw:name="Forma1" draw:style-name="gr5" draw:text-style-name="P5" svg:width="0.717cm" svg:height="0.063cm" svg:x="1.196cm" svg:y="17.732cm"><text:p/><draw:enhanced-geometry svg:viewBox="0 0 21600 21600" draw:type="rectangle" draw:enhanced-path="M 0 0 L 21600 0 21600 21600 0 21600 0 0 Z N"/></draw:custom-shape><draw:custom-shape text:anchor-type="paragraph" draw:z-index="33" draw:name="Forma3" draw:style-name="gr6" draw:text-style-name="P6" svg:width="0.72cm" svg:height="0.066cm" svg:x="1.201cm" svg:y="17.612cm"><text:p/><draw:enhanced-geometry svg:viewBox="0 0 21600 21600" draw:type="rectangle" draw:enhanced-path="M 0 0 L 21600 0 21600 21600 0 21600 0 0 Z N"/></draw:custom-shape><draw:custom-shape text:anchor-type="paragraph" draw:z-index="34" draw:name="Forma1" draw:style-name="gr7" draw:text-style-name="P3" svg:width="0.715cm" svg:height="0.061cm" svg:x="1.194cm" svg:y="17.877cm"><text:p/><draw:enhanced-geometry svg:viewBox="0 0 21600 21600" draw:type="rectangle" draw:enhanced-path="M 0 0 L 21600 0 21600 21600 0 21600 0 0 Z N"/></draw:custom-shape><draw:custom-shape text:anchor-type="paragraph" draw:z-index="35" draw:name="Forma3" draw:style-name="gr1" draw:text-style-name="P2" svg:width="2.403cm" svg:height="0.78cm" svg:x="-0.289cm" svg:y="21.401cm"><text:p/><draw:enhanced-geometry svg:viewBox="0 0 21600 21600" draw:type="rectangle" draw:enhanced-path="M 0 0 L 21600 0 21600 21600 0 21600 0 0 Z N"/></draw:custom-shape><draw:custom-shape text:anchor-type="paragraph" draw:z-index="36" draw:name="Forma1" draw:style-name="gr2" draw:text-style-name="P3" svg:width="1.773cm" svg:height="1.685cm" svg:x="0.039cm" svg:y="19.717cm"><text:p/><draw:enhanced-geometry svg:viewBox="0 0 21600 21600" draw:type="rectangle" draw:enhanced-path="M 0 0 L 21600 0 21600 21600 0 21600 0 0 Z N"/></draw:custom-shape><draw:custom-shape text:anchor-type="paragraph" draw:z-index="37" draw:name="Forma2" draw:style-name="gr3" svg:width="1.218cm" svg:height="1.271cm" svg:x="0.33cm" svg:y="19.955cm"><text:p/><draw:enhanced-geometry svg:viewBox="0 0 21600 21600" draw:type="rectangle" draw:enhanced-path="M 0 0 L 21600 0 21600 21600 0 21600 0 0 Z N"/></draw:custom-shape><draw:custom-shape text:anchor-type="paragraph" draw:z-index="38" draw:name="Forma1" draw:style-name="gr4" draw:text-style-name="P4" svg:width="2.144cm" svg:height="0.609cm" svg:x="-0.173cm" svg:y="21.489cm"><text:p/><draw:enhanced-geometry svg:viewBox="0 0 21600 21600" draw:type="rectangle" draw:enhanced-path="M 0 0 L 21600 0 21600 21600 0 21600 0 0 Z N"/></draw:custom-shape><draw:custom-shape text:anchor-type="paragraph" draw:z-index="39" draw:name="Forma1" draw:style-name="gr5" draw:text-style-name="P5" svg:width="0.717cm" svg:height="0.063cm" svg:x="1.074cm" svg:y="21.721cm"><text:p/><draw:enhanced-geometry svg:viewBox="0 0 21600 21600" draw:type="rectangle" draw:enhanced-path="M 0 0 L 21600 0 21600 21600 0 21600 0 0 Z N"/></draw:custom-shape><draw:custom-shape text:anchor-type="paragraph" draw:z-index="40" draw:name="Forma3" draw:style-name="gr6" draw:text-style-name="P6" svg:width="0.72cm" svg:height="0.066cm" svg:x="1.08cm" svg:y="21.601cm"><text:p/><draw:enhanced-geometry svg:viewBox="0 0 21600 21600" draw:type="rectangle" draw:enhanced-path="M 0 0 L 21600 0 21600 21600 0 21600 0 0 Z N"/></draw:custom-shape><draw:custom-shape text:anchor-type="paragraph" draw:z-index="41" draw:name="Forma1" draw:style-name="gr7" draw:text-style-name="P3" svg:width="0.715cm" svg:height="0.061cm" svg:x="1.072cm" svg:y="21.865cm"><text:p/><draw:enhanced-geometry svg:viewBox="0 0 21600 21600" draw:type="rectangle" draw:enhanced-path="M 0 0 L 21600 0 21600 21600 0 21600 0 0 Z N"/></draw:custom-shape><draw:custom-shape text:anchor-type="paragraph" draw:z-index="42" draw:name="Forma3" draw:style-name="gr1" draw:text-style-name="P2" svg:width="2.403cm" svg:height="0.78cm" svg:x="15.104cm" svg:y="2.069cm"><text:p/><draw:enhanced-geometry svg:viewBox="0 0 21600 21600" draw:type="rectangle" draw:enhanced-path="M 0 0 L 21600 0 21600 21600 0 21600 0 0 Z N"/></draw:custom-shape><draw:custom-shape text:anchor-type="paragraph" draw:z-index="43" draw:name="Forma1" draw:style-name="gr2" draw:text-style-name="P3" svg:width="1.773cm" svg:height="1.685cm" svg:x="15.432cm" svg:y="0.385cm"><text:p/><draw:enhanced-geometry svg:viewBox="0 0 21600 21600" draw:type="rectangle" draw:enhanced-path="M 0 0 L 21600 0 21600 21600 0 21600 0 0 Z N"/></draw:custom-shape><draw:custom-shape text:anchor-type="paragraph" draw:z-index="44" draw:name="Forma2" draw:style-name="gr3" svg:width="1.218cm" svg:height="1.271cm" svg:x="15.723cm" svg:y="0.623cm"><text:p/><draw:enhanced-geometry svg:viewBox="0 0 21600 21600" draw:type="rectangle" draw:enhanced-path="M 0 0 L 21600 0 21600 21600 0 21600 0 0 Z N"/></draw:custom-shape><draw:custom-shape text:anchor-type="paragraph" draw:z-index="45" draw:name="Forma1" draw:style-name="gr4" draw:text-style-name="P4" svg:width="2.144cm" svg:height="0.609cm" svg:x="15.221cm" svg:y="2.157cm"><text:p/><draw:enhanced-geometry svg:viewBox="0 0 21600 21600" draw:type="rectangle" draw:enhanced-path="M 0 0 L 21600 0 21600 21600 0 21600 0 0 Z N"/></draw:custom-shape><draw:custom-shape text:anchor-type="paragraph" draw:z-index="46" draw:name="Forma1" draw:style-name="gr5" draw:text-style-name="P5" svg:width="0.717cm" svg:height="0.063cm" svg:x="16.468cm" svg:y="2.388cm"><text:p/><draw:enhanced-geometry svg:viewBox="0 0 21600 21600" draw:type="rectangle" draw:enhanced-path="M 0 0 L 21600 0 21600 21600 0 21600 0 0 Z N"/></draw:custom-shape><draw:custom-shape text:anchor-type="paragraph" draw:z-index="47" draw:name="Forma3" draw:style-name="gr6" draw:text-style-name="P6" svg:width="0.72cm" svg:height="0.066cm" svg:x="16.473cm" svg:y="2.268cm"><text:p/><draw:enhanced-geometry svg:viewBox="0 0 21600 21600" draw:type="rectangle" draw:enhanced-path="M 0 0 L 21600 0 21600 21600 0 21600 0 0 Z N"/></draw:custom-shape><draw:custom-shape text:anchor-type="paragraph" draw:z-index="48" draw:name="Forma1" draw:style-name="gr7" draw:text-style-name="P3" svg:width="0.715cm" svg:height="0.061cm" svg:x="16.466cm" svg:y="2.533cm"><text:p/><draw:enhanced-geometry svg:viewBox="0 0 21600 21600" draw:type="rectangle" draw:enhanced-path="M 0 0 L 21600 0 21600 21600 0 21600 0 0 Z N"/></draw:custom-shape><draw:custom-shape text:anchor-type="paragraph" draw:z-index="49" draw:name="Forma3" draw:style-name="gr1" draw:text-style-name="P2" svg:width="2.403cm" svg:height="0.78cm" svg:x="15.064cm" svg:y="5.854cm"><text:p/><draw:enhanced-geometry svg:viewBox="0 0 21600 21600" draw:type="rectangle" draw:enhanced-path="M 0 0 L 21600 0 21600 21600 0 21600 0 0 Z N"/></draw:custom-shape><draw:custom-shape text:anchor-type="paragraph" draw:z-index="50" draw:name="Forma1" draw:style-name="gr2" draw:text-style-name="P3" svg:width="1.773cm" svg:height="1.685cm" svg:x="15.392cm" svg:y="4.17cm"><text:p/><draw:enhanced-geometry svg:viewBox="0 0 21600 21600" draw:type="rectangle" draw:enhanced-path="M 0 0 L 21600 0 21600 21600 0 21600 0 0 Z N"/></draw:custom-shape><draw:custom-shape text:anchor-type="paragraph" draw:z-index="51" draw:name="Forma2" draw:style-name="gr3" svg:width="1.218cm" svg:height="1.271cm" svg:x="15.683cm" svg:y="4.408cm"><text:p/><draw:enhanced-geometry svg:viewBox="0 0 21600 21600" draw:type="rectangle" draw:enhanced-path="M 0 0 L 21600 0 21600 21600 0 21600 0 0 Z N"/></draw:custom-shape><draw:custom-shape text:anchor-type="paragraph" draw:z-index="52" draw:name="Forma1" draw:style-name="gr4" draw:text-style-name="P4" svg:width="2.144cm" svg:height="0.609cm" svg:x="15.18cm" svg:y="5.943cm"><text:p/><draw:enhanced-geometry svg:viewBox="0 0 21600 21600" draw:type="rectangle" draw:enhanced-path="M 0 0 L 21600 0 21600 21600 0 21600 0 0 Z N"/></draw:custom-shape><draw:custom-shape text:anchor-type="paragraph" draw:z-index="53" draw:name="Forma1" draw:style-name="gr5" draw:text-style-name="P5" svg:width="0.717cm" svg:height="0.063cm" svg:x="16.427cm" svg:y="6.174cm"><text:p/><draw:enhanced-geometry svg:viewBox="0 0 21600 21600" draw:type="rectangle" draw:enhanced-path="M 0 0 L 21600 0 21600 21600 0 21600 0 0 Z N"/></draw:custom-shape><draw:custom-shape text:anchor-type="paragraph" draw:z-index="54" draw:name="Forma3" draw:style-name="gr6" draw:text-style-name="P6" svg:width="0.72cm" svg:height="0.066cm" svg:x="16.432cm" svg:y="6.054cm"><text:p/><draw:enhanced-geometry svg:viewBox="0 0 21600 21600" draw:type="rectangle" draw:enhanced-path="M 0 0 L 21600 0 21600 21600 0 21600 0 0 Z N"/></draw:custom-shape><draw:custom-shape text:anchor-type="paragraph" draw:z-index="55" draw:name="Forma1" draw:style-name="gr7" draw:text-style-name="P3" svg:width="0.715cm" svg:height="0.061cm" svg:x="16.425cm" svg:y="6.318cm"><text:p/><draw:enhanced-geometry svg:viewBox="0 0 21600 21600" draw:type="rectangle" draw:enhanced-path="M 0 0 L 21600 0 21600 21600 0 21600 0 0 Z N"/></draw:custom-shape><draw:custom-shape text:anchor-type="paragraph" draw:z-index="56" draw:name="Forma3" draw:style-name="gr1" draw:text-style-name="P2" svg:width="2.403cm" svg:height="0.78cm" svg:x="14.942cm" svg:y="9.843cm"><text:p/><draw:enhanced-geometry svg:viewBox="0 0 21600 21600" draw:type="rectangle" draw:enhanced-path="M 0 0 L 21600 0 21600 21600 0 21600 0 0 Z N"/></draw:custom-shape><draw:custom-shape text:anchor-type="paragraph" draw:z-index="57" draw:name="Forma1" draw:style-name="gr2" draw:text-style-name="P3" svg:width="1.773cm" svg:height="1.685cm" svg:x="15.27cm" svg:y="8.158cm"><text:p/><draw:enhanced-geometry svg:viewBox="0 0 21600 21600" draw:type="rectangle" draw:enhanced-path="M 0 0 L 21600 0 21600 21600 0 21600 0 0 Z N"/></draw:custom-shape><draw:custom-shape text:anchor-type="paragraph" draw:z-index="58" draw:name="Forma2" draw:style-name="gr3" svg:width="1.218cm" svg:height="1.271cm" svg:x="15.561cm" svg:y="8.396cm"><text:p/><draw:enhanced-geometry svg:viewBox="0 0 21600 21600" draw:type="rectangle" draw:enhanced-path="M 0 0 L 21600 0 21600 21600 0 21600 0 0 Z N"/></draw:custom-shape><draw:custom-shape text:anchor-type="paragraph" draw:z-index="59" draw:name="Forma1" draw:style-name="gr4" draw:text-style-name="P4" svg:width="2.144cm" svg:height="0.609cm" svg:x="15.058cm" svg:y="9.931cm"><text:p/><draw:enhanced-geometry svg:viewBox="0 0 21600 21600" draw:type="rectangle" draw:enhanced-path="M 0 0 L 21600 0 21600 21600 0 21600 0 0 Z N"/></draw:custom-shape><draw:custom-shape text:anchor-type="paragraph" draw:z-index="60" draw:name="Forma1" draw:style-name="gr5" draw:text-style-name="P5" svg:width="0.717cm" svg:height="0.063cm" svg:x="16.305cm" svg:y="10.162cm"><text:p/><draw:enhanced-geometry svg:viewBox="0 0 21600 21600" draw:type="rectangle" draw:enhanced-path="M 0 0 L 21600 0 21600 21600 0 21600 0 0 Z N"/></draw:custom-shape><draw:custom-shape text:anchor-type="paragraph" draw:z-index="61" draw:name="Forma3" draw:style-name="gr6" draw:text-style-name="P6" svg:width="0.72cm" svg:height="0.066cm" svg:x="16.311cm" svg:y="10.042cm"><text:p/><draw:enhanced-geometry svg:viewBox="0 0 21600 21600" draw:type="rectangle" draw:enhanced-path="M 0 0 L 21600 0 21600 21600 0 21600 0 0 Z N"/></draw:custom-shape><draw:custom-shape text:anchor-type="paragraph" draw:z-index="62" draw:name="Forma1" draw:style-name="gr7" draw:text-style-name="P3" svg:width="0.715cm" svg:height="0.061cm" svg:x="16.304cm" svg:y="10.306cm"><text:p/><draw:enhanced-geometry svg:viewBox="0 0 21600 21600" draw:type="rectangle" draw:enhanced-path="M 0 0 L 21600 0 21600 21600 0 21600 0 0 Z N"/></draw:custom-shape><draw:custom-shape text:anchor-type="paragraph" draw:z-index="63" draw:name="Forma3" draw:style-name="gr1" draw:text-style-name="P2" svg:width="2.403cm" svg:height="0.78cm" svg:x="14.94cm" svg:y="13.263cm"><text:p/><draw:enhanced-geometry svg:viewBox="0 0 21600 21600" draw:type="rectangle" draw:enhanced-path="M 0 0 L 21600 0 21600 21600 0 21600 0 0 Z N"/></draw:custom-shape><draw:custom-shape text:anchor-type="paragraph" draw:z-index="64" draw:name="Forma1" draw:style-name="gr2" draw:text-style-name="P3" svg:width="1.773cm" svg:height="1.685cm" svg:x="15.268cm" svg:y="11.578cm"><text:p/><draw:enhanced-geometry svg:viewBox="0 0 21600 21600" draw:type="rectangle" draw:enhanced-path="M 0 0 L 21600 0 21600 21600 0 21600 0 0 Z N"/></draw:custom-shape><draw:custom-shape text:anchor-type="paragraph" draw:z-index="65" draw:name="Forma2" draw:style-name="gr3" svg:width="1.218cm" svg:height="1.271cm" svg:x="15.559cm" svg:y="11.816cm"><text:p/><draw:enhanced-geometry svg:viewBox="0 0 21600 21600" draw:type="rectangle" draw:enhanced-path="M 0 0 L 21600 0 21600 21600 0 21600 0 0 Z N"/></draw:custom-shape><draw:custom-shape text:anchor-type="paragraph" draw:z-index="66" draw:name="Forma1" draw:style-name="gr4" draw:text-style-name="P4" svg:width="2.144cm" svg:height="0.609cm" svg:x="15.057cm" svg:y="13.351cm"><text:p/><draw:enhanced-geometry svg:viewBox="0 0 21600 21600" draw:type="rectangle" draw:enhanced-path="M 0 0 L 21600 0 21600 21600 0 21600 0 0 Z N"/></draw:custom-shape><draw:custom-shape text:anchor-type="paragraph" draw:z-index="67" draw:name="Forma1" draw:style-name="gr5" draw:text-style-name="P5" svg:width="0.717cm" svg:height="0.063cm" svg:x="16.304cm" svg:y="13.582cm"><text:p/><draw:enhanced-geometry svg:viewBox="0 0 21600 21600" draw:type="rectangle" draw:enhanced-path="M 0 0 L 21600 0 21600 21600 0 21600 0 0 Z N"/></draw:custom-shape><draw:custom-shape text:anchor-type="paragraph" draw:z-index="68" draw:name="Forma3" draw:style-name="gr6" draw:text-style-name="P6" svg:width="0.72cm" svg:height="0.066cm" svg:x="16.309cm" svg:y="13.462cm"><text:p/><draw:enhanced-geometry svg:viewBox="0 0 21600 21600" draw:type="rectangle" draw:enhanced-path="M 0 0 L 21600 0 21600 21600 0 21600 0 0 Z N"/></draw:custom-shape><draw:custom-shape text:anchor-type="paragraph" draw:z-index="69" draw:name="Forma1" draw:style-name="gr7" draw:text-style-name="P3" svg:width="0.715cm" svg:height="0.061cm" svg:x="16.302cm" svg:y="13.727cm"><text:p/><draw:enhanced-geometry svg:viewBox="0 0 21600 21600" draw:type="rectangle" draw:enhanced-path="M 0 0 L 21600 0 21600 21600 0 21600 0 0 Z N"/></draw:custom-shape><draw:custom-shape text:anchor-type="paragraph" draw:z-index="70" draw:name="Forma3" draw:style-name="gr1" draw:text-style-name="P2" svg:width="2.403cm" svg:height="0.78cm" svg:x="14.9cm" svg:y="17.048cm"><text:p/><draw:enhanced-geometry svg:viewBox="0 0 21600 21600" draw:type="rectangle" draw:enhanced-path="M 0 0 L 21600 0 21600 21600 0 21600 0 0 Z N"/></draw:custom-shape><draw:custom-shape text:anchor-type="paragraph" draw:z-index="71" draw:name="Forma1" draw:style-name="gr2" draw:text-style-name="P3" svg:width="1.773cm" svg:height="1.685cm" svg:x="15.228cm" svg:y="15.363cm"><text:p/><draw:enhanced-geometry svg:viewBox="0 0 21600 21600" draw:type="rectangle" draw:enhanced-path="M 0 0 L 21600 0 21600 21600 0 21600 0 0 Z N"/></draw:custom-shape><draw:custom-shape text:anchor-type="paragraph" draw:z-index="72" draw:name="Forma2" draw:style-name="gr3" svg:width="1.218cm" svg:height="1.271cm" svg:x="15.519cm" svg:y="15.602cm"><text:p/><draw:enhanced-geometry svg:viewBox="0 0 21600 21600" draw:type="rectangle" draw:enhanced-path="M 0 0 L 21600 0 21600 21600 0 21600 0 0 Z N"/></draw:custom-shape><draw:custom-shape text:anchor-type="paragraph" draw:z-index="73" draw:name="Forma1" draw:style-name="gr4" draw:text-style-name="P4" svg:width="2.144cm" svg:height="0.609cm" svg:x="15.016cm" svg:y="17.136cm"><text:p/><draw:enhanced-geometry svg:viewBox="0 0 21600 21600" draw:type="rectangle" draw:enhanced-path="M 0 0 L 21600 0 21600 21600 0 21600 0 0 Z N"/></draw:custom-shape><draw:custom-shape text:anchor-type="paragraph" draw:z-index="74" draw:name="Forma1" draw:style-name="gr5" draw:text-style-name="P5" svg:width="0.717cm" svg:height="0.063cm" svg:x="16.263cm" svg:y="17.367cm"><text:p/><draw:enhanced-geometry svg:viewBox="0 0 21600 21600" draw:type="rectangle" draw:enhanced-path="M 0 0 L 21600 0 21600 21600 0 21600 0 0 Z N"/></draw:custom-shape><draw:custom-shape text:anchor-type="paragraph" draw:z-index="75" draw:name="Forma3" draw:style-name="gr6" draw:text-style-name="P6" svg:width="0.72cm" svg:height="0.066cm" svg:x="16.268cm" svg:y="17.247cm"><text:p/><draw:enhanced-geometry svg:viewBox="0 0 21600 21600" draw:type="rectangle" draw:enhanced-path="M 0 0 L 21600 0 21600 21600 0 21600 0 0 Z N"/></draw:custom-shape><draw:custom-shape text:anchor-type="paragraph" draw:z-index="76" draw:name="Forma1" draw:style-name="gr7" draw:text-style-name="P3" svg:width="0.715cm" svg:height="0.061cm" svg:x="16.261cm" svg:y="17.512cm"><text:p/><draw:enhanced-geometry svg:viewBox="0 0 21600 21600" draw:type="rectangle" draw:enhanced-path="M 0 0 L 21600 0 21600 21600 0 21600 0 0 Z N"/></draw:custom-shape><draw:custom-shape text:anchor-type="paragraph" draw:z-index="77" draw:name="Forma3" draw:style-name="gr1" draw:text-style-name="P2" svg:width="2.403cm" svg:height="0.78cm" svg:x="14.778cm" svg:y="21.036cm"><text:p/><draw:enhanced-geometry svg:viewBox="0 0 21600 21600" draw:type="rectangle" draw:enhanced-path="M 0 0 L 21600 0 21600 21600 0 21600 0 0 Z N"/></draw:custom-shape><draw:custom-shape text:anchor-type="paragraph" draw:z-index="78" draw:name="Forma1" draw:style-name="gr2" draw:text-style-name="P3" svg:width="1.773cm" svg:height="1.685cm" svg:x="15.106cm" svg:y="19.352cm"><text:p/><draw:enhanced-geometry svg:viewBox="0 0 21600 21600" draw:type="rectangle" draw:enhanced-path="M 0 0 L 21600 0 21600 21600 0 21600 0 0 Z N"/></draw:custom-shape><draw:custom-shape text:anchor-type="paragraph" draw:z-index="79" draw:name="Forma2" draw:style-name="gr3" svg:width="1.218cm" svg:height="1.271cm" svg:x="15.397cm" svg:y="19.59cm"><text:p/><draw:enhanced-geometry svg:viewBox="0 0 21600 21600" draw:type="rectangle" draw:enhanced-path="M 0 0 L 21600 0 21600 21600 0 21600 0 0 Z N"/></draw:custom-shape><draw:custom-shape text:anchor-type="paragraph" draw:z-index="80" draw:name="Forma1" draw:style-name="gr4" draw:text-style-name="P4" svg:width="2.144cm" svg:height="0.609cm" svg:x="14.894cm" svg:y="21.124cm"><text:p/><draw:enhanced-geometry svg:viewBox="0 0 21600 21600" draw:type="rectangle" draw:enhanced-path="M 0 0 L 21600 0 21600 21600 0 21600 0 0 Z N"/></draw:custom-shape><draw:custom-shape text:anchor-type="paragraph" draw:z-index="81" draw:name="Forma1" draw:style-name="gr5" draw:text-style-name="P5" svg:width="0.717cm" svg:height="0.063cm" svg:x="16.141cm" svg:y="21.355cm"><text:p/><draw:enhanced-geometry svg:viewBox="0 0 21600 21600" draw:type="rectangle" draw:enhanced-path="M 0 0 L 21600 0 21600 21600 0 21600 0 0 Z N"/></draw:custom-shape><draw:custom-shape text:anchor-type="paragraph" draw:z-index="82" draw:name="Forma3" draw:style-name="gr6" draw:text-style-name="P6" svg:width="0.72cm" svg:height="0.066cm" svg:x="16.147cm" svg:y="21.235cm"><text:p/><draw:enhanced-geometry svg:viewBox="0 0 21600 21600" draw:type="rectangle" draw:enhanced-path="M 0 0 L 21600 0 21600 21600 0 21600 0 0 Z N"/></draw:custom-shape><draw:custom-shape text:anchor-type="paragraph" draw:z-index="83" draw:name="Forma1" draw:style-name="gr7" draw:text-style-name="P3" svg:width="0.715cm" svg:height="0.061cm" svg:x="16.14cm" svg:y="21.5cm"><text:p/><draw:enhanced-geometry svg:viewBox="0 0 21600 21600" draw:type="rectangle" draw:enhanced-path="M 0 0 L 21600 0 21600 21600 0 21600 0 0 Z N"/></draw:custom-shape><draw:custom-shape text:anchor-type="paragraph" draw:z-index="84" draw:name="Forma4" draw:style-name="gr8" svg:width="5.047cm" svg:height="3.664cm" svg:x="6.098cm" svg:y="20.495cm"><text:p/><draw:enhanced-geometry svg:viewBox="0 0 21600 21600" draw:type="rectangle" draw:enhanced-path="M 0 0 L 21600 0 21600 21600 0 21600 0 0 Z N"/></draw:custom-shape><draw:custom-shape text:anchor-type="paragraph" draw:z-index="85" draw:name="Forma5" draw:style-name="gr9" svg:width="4.356cm" svg:height="1.467cm" svg:x="6.424cm" svg:y="21.634cm"><text:p/><draw:enhanced-geometry svg:viewBox="0 0 21600 21600" draw:type="rectangle" draw:enhanced-path="M 0 0 L 21600 0 21600 21600 0 21600 0 0 Z N"/></draw:custom-shape><draw:line text:anchor-type="paragraph" draw:z-index="86" draw:name="Forma6" draw:style-name="gr10" draw:text-style-name="P7" svg:x1="3.614cm" svg:y1="0.672cm" svg:x2="3.614cm" svg:y2="22.571cm"><text:p/></draw:line><draw:line text:anchor-type="paragraph" draw:z-index="87" draw:name="Forma7" draw:style-name="gr10" draw:text-style-name="P8" svg:x1="3.613cm" svg:y1="22.571cm" svg:x2="5.896cm" svg:y2="22.571cm"><text:p/></draw:line><draw:line text:anchor-type="paragraph" draw:z-index="88" draw:name="Forma6" draw:style-name="gr10" draw:text-style-name="P7" svg:x1="13.709cm" svg:y1="0.388cm" svg:x2="13.709cm" svg:y2="22.287cm"><text:p/></draw:line><draw:line text:anchor-type="paragraph" draw:z-index="89" draw:name="Forma8" draw:style-name="gr10" draw:text-style-name="P7" svg:x1="13.709cm" svg:y1="22.287cm" svg:x2="11.349cm" svg:y2="22.287cm"><text:p/></draw:line><draw:path text:anchor-type="paragraph" draw:z-index="90" draw:name="Forma9" draw:style-name="gr10" draw:text-style-name="P7" svg:width="3.597cm" svg:height="6.036cm" draw:transform="rotate (-1.10706234454) translate (15.0115030953972cm 20.2493683401192cm)" svg:viewBox="0 0 3598 6037" svg:d="M0 5734c506-57 980 80 1493 110 625 36 1347 537 1893-237 460-650 74-1369-254-1857-371-550-250-1286-801-1674-399-281-851-501-1311-656-512-172-838-695-764-1202l109-218"><text:p/></draw:path><draw:path text:anchor-type="paragraph" draw:z-index="91" draw:name="Forma10" draw:style-name="gr10" draw:text-style-name="P7" svg:width="8.969cm" svg:height="7.828cm" draw:transform="rotate (-1.40568817955623) translate (15.777324093298cm 16.2149746502389cm)" svg:viewBox="0 0 8970 7829" svg:d="M5180 7829c651-45 1286-238 1940-254 652-16 1246-467 1453-1038 158-439 224-886 347-1344 165-615-108-1177-387-1633-320-520-1063-392-1533-710-438-297-932-450-1432-569-495-118-973-285-1479-288-456-2-914 52-1366 21-531-36-1066-166-1539-423-465-251-991-526-1184-1062l34-449 13-80"><text:p/></draw:path><draw:path text:anchor-type="paragraph" draw:z-index="92" draw:name="Forma11" draw:style-name="gr10" draw:text-style-name="P7" svg:width="7.447cm" svg:height="13.952cm" svg:x="8.378cm" svg:y="12.312cm" svg:viewBox="0 0 7448 13953" svg:d="M80 10340c-55 690-149 1399 0 2076 134 610 571 1374 1303 1423 978 66 2003 290 2930-162 669-326 879-1136 896-1790 15-568 242-1092 163-1669-73-527 64-1060 82-1587 17-475-22-953 0-1426 24-504 102-1005 203-1506 114-566 227-1132 284-1709 46-462 121-921 124-1385 2-434-14-866 81-1301 119-547 444-1054 937-1304h365"><text:p/></draw:path><draw:path text:anchor-type="paragraph" draw:z-index="93" draw:name="Forma12" draw:style-name="gr10" draw:text-style-name="P7" svg:width="17.254cm" svg:height="7.654cm" draw:transform="rotate (-1.5707963267949) translate (15.5010555555556cm 9.01548611111111cm)" svg:viewBox="0 0 17255 7655" svg:d="M13555 7572c609 2 1249 186 1831 0 641-204 1214-673 1547-1303 439-829 308-1838 286-2727-16-660-611-1102-815-1709-217-646-831-1221-1547-1263-421-25-841-5-1261 0-757 9-1349 494-1995 774-406 176-818 481-1302 325-398-129-832-129-1222-284-397-159-838-176-1261-122-469 59-893 293-1385 243-473-47-951-8-1423 0-572 11-1142 46-1711 82-554 34-1052-193-1547-366-510-178-1032-322-1547-488l-122-489-81-245"><text:p/></draw:path><draw:path text:anchor-type="paragraph" draw:z-index="94" draw:name="Forma13" draw:style-name="gr10" draw:text-style-name="P7" svg:width="20.652cm" svg:height="8.906cm" draw:transform="skewX (-4.05000007785635E-017) rotate (-1.40568817955623) translate (15.483415385308cm 4.79774362970067cm)" svg:viewBox="0 0 20653 8907" svg:d="M16657 8907c812-127 1608-379 2429-462 593-61 993-466 1184-917 255-600 219-1285 362-1921 182-812-826-1143-1392-1305-586-168-1172-364-1706-654-486-264-1058-287-1573-470-552-195-918 221-1459 88-634-156-1292-339-1941-241-558 83-1119 336-1680 174-464-134-900-350-1364-476-552-149-1119-225-1681-321-573-98-1147-230-1726-288-661-66-1307 172-1966 168-595-3-1113-329-1641-561-531-234-1124-263-1693-241-674 25-818-627-810-1085l107-395"><text:p/></draw:path><draw:path text:anchor-type="paragraph" draw:z-index="95" draw:name="Forma14" draw:style-name="gr10" draw:text-style-name="P7" svg:width="25.423cm" svg:height="5.927cm" draw:transform="rotate (-1.5707963267949) translate (16.1519305555556cm 1.03639039286071cm)" svg:viewBox="0 0 25424 5928" svg:d="M21575 5902c497 104 975-126 1383-365 558-329 1231-275 1751-653 1427-1035 373-1725-205-2360-507-558-1243-917-1993-1139-594-177-1201-358-1792-246-495 95-1000 204-1425 489-589 395-1293 445-1953 610-485 122-979 56-1465 82-478 25-949-28-1426-41-628-17-1245-207-1871-243-602-35-1187-145-1752-327-506-162-1025-77-1545-121-556-48-1118-48-1670 40-566 90-1133 233-1710 245-705 15-1423-94-2116 41-498 96-972 99-1466 122-570 26-1157 103-1709-122-709-290-600-1014-610-1588v-326"><text:p/></draw:path><draw:path text:anchor-type="paragraph" draw:z-index="96" draw:name="Forma15" draw:style-name="gr10" draw:text-style-name="P7" svg:width="6.812cm" svg:height="9.848cm" draw:transform="rotate (-2.35619449019234) translate (9.44725821288272cm 24.0064109906605cm)" svg:viewBox="0 0 6813 9849" svg:d="M0 1801c1283-408 2624-2833 3656-1296 639 952 723 1891 1267 2764 419 673 1008 1227 1266 1957 207 586 403 1119 575 1727 178 630-147 1165-634 1440-494 279-203 1101-632 1380-437 285-947-293-1209-689l-30-88"><text:p/></draw:path><draw:path text:anchor-type="paragraph" draw:z-index="97" draw:name="Forma16" draw:style-name="gr10" draw:text-style-name="P7" svg:width="8.218cm" svg:height="9.006cm" draw:transform="rotate (-1.5707963267949) translate (7.58339006078684cm 16.7600045149096cm)" svg:viewBox="0 0 8219 9007" svg:d="M5851 20c602-90 1184 142 1750 367 609 241 640 933 610 1425-33 561-99 1125-324 1628-268 598-845 1115-856 1790-11 724-81 1478-407 2117-270 529-577 1214-1261 1304-475 62-921 202-1385 324-631 166-1039-379-1628-365-529 12-1071 81-1588-42-495-119-874-701-732-1221v-448-448"><text:p/></draw:path><draw:path text:anchor-type="paragraph" draw:z-index="98" draw:name="Forma17" draw:style-name="gr10" draw:text-style-name="P7" svg:width="12.466cm" svg:height="9.103cm" draw:transform="rotate (-1.5707963267949) translate (7.29724549910238cm 13.0862916666667cm)" svg:viewBox="0 0 12467 9104" svg:d="M9647 19c522-77 1035 90 1506 284 455 189 1248 214 1302 896 55 694-81 1387-365 1995-342 733-564 1496-694 2279-83 503-64 1016 82 1507 138 465 77 1065-325 1425-484 434-1164 546-1792 489-432-40-866-82-1302-83-541-2-1065 108-1587 204-549 101-1133 148-1669-40-637-224-1314-386-1995-327-517 45-1033-86-1506-324-517-260-1053-715-1018-1344l-162-408-122-243"><text:p/></draw:path><draw:path text:anchor-type="paragraph" draw:z-index="99" draw:name="Forma18" draw:style-name="gr10" draw:text-style-name="P7" svg:width="14.572cm" svg:height="8.754cm" draw:transform="rotate (-1.5707963267949) translate (6.91974635979621cm 9.99243055555555cm)" svg:viewBox="0 0 14573 8755" svg:d="M12700 9c677 58 1586-298 1750 854 191 1342 196 2720-244 4071-264 813-497 1711-1222 2157-534 328-1092 651-1709 813-616 161-1155 562-1791 653-486 69-979 107-1465 162-455 51-916 76-1385-122-557-234-1224-28-1790-245-466-178-1078-489-1588-81-582 465-1307-135-1954-203-436-45-1233 393-1302-407l81-489 326-448 163-122"><text:p/></draw:path><draw:path text:anchor-type="paragraph" draw:z-index="100" draw:name="Forma19" draw:style-name="gr10" draw:text-style-name="P7" svg:width="20.766cm" svg:height="10.23cm" draw:transform="rotate (-1.5707963267949) translate (8.77034980796596cm 5.31106944444444cm)" svg:viewBox="0 0 20767 10231" svg:d="M17381 230c501 0 1006 32 1507 0 457-30 1043-445 1383-82 392 420 294 1108 407 1669 107 531 48 1060 81 1588 37 582-47 1197-324 1711-319 591-457 1257-896 1790-373 451-434 1067-773 1547-358 506-776 1016-1385 1220-463 156-950 82-1425 82-600 0-1196 43-1790 83-611 40-1214 116-1833-41-580-147-1189-148-1790-164-628-17-1261 69-1873-41-706-126-1283 135-1913 286-641 154-1277 107-1913 122-581 13-1150 379-1710 162-545-212-1090-447-1668-489-424-30-866 92-1263-121l-81-489-81-448-41-324"><text:p/></draw:path><draw:path text:anchor-type="paragraph" draw:z-index="101" draw:name="Forma20" draw:style-name="gr10" draw:text-style-name="P7" svg:width="22.562cm" svg:height="15.435cm" draw:transform="skewX (-4.27840527590322E-017) rotate (-1.8158405537749) translate (14.1110617926732cm 5.47490111364121cm)" svg:viewBox="0 0 22563 15436" svg:d="M17858 605c636 12 1324 40 1895-304 447-270 1080-450 1520-130 2156 1570 1086 3188 514 4739-202 547-56 1167-109 1747-55 608-291 1190-572 1738-300 584-440 1265-858 1767-418 503-736 1086-1274 1451-534 363-1204 636-1906 435-528-151-1110-239-1658-89-589 162-1193 276-1767 484-598 217-1137 561-1659 919-417 286-922 507-1432 483-680-31-1360-94-2042-118-521-19-1017-242-1541-286-602-51-924 492-1432 651-529 166-1001 446-1520 633-498 179-879 591-1421 690-573 104-1081-207-1639-178-391 21-1465-295-672-839l238-227"><text:p/></draw:path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1T16:09:29.661257214</meta:creation-date>
    <dc:date>2019-10-11T16:25:22.891624636</dc:date>
    <dc:creator>I116-05 </dc:creator>
    <meta:editing-duration>PT5M7S</meta:editing-duration>
    <meta:editing-cycles>1</meta:editing-cycles>
    <meta:document-statistic meta:table-count="0" meta:image-count="0" meta:object-count="0" meta:page-count="1" meta:paragraph-count="1" meta:word-count="19" meta:character-count="97" meta:non-whitespace-character-count="79"/>
    <meta:generator>LibreOffice/6.0.4.1$Linux_X86_64 LibreOffice_project/00m0$Build-1</meta:generator>
  </office:meta>
</office:document-meta>
</file>